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302663" officeooo:paragraph-rsid="00302663"/>
    </style:style>
    <style:style style:name="P2" style:family="paragraph" style:parent-style-name="Standard">
      <style:text-properties officeooo:rsid="00322541" officeooo:paragraph-rsid="00322541"/>
    </style:style>
    <style:style style:name="P3" style:family="paragraph" style:parent-style-name="Standard">
      <style:text-properties officeooo:rsid="0034065e" officeooo:paragraph-rsid="0034065e"/>
    </style:style>
    <style:style style:name="P4" style:family="paragraph" style:parent-style-name="Standard">
      <style:text-properties officeooo:rsid="003758bb" officeooo:paragraph-rsid="003758bb"/>
    </style:style>
    <style:style style:name="P5" style:family="paragraph" style:parent-style-name="Standard">
      <style:text-properties officeooo:rsid="00379dcf" officeooo:paragraph-rsid="00379dcf"/>
    </style:style>
    <style:style style:name="P6" style:family="paragraph" style:parent-style-name="Standard">
      <style:text-properties officeooo:rsid="0037ef76" officeooo:paragraph-rsid="0037ef76"/>
    </style:style>
    <style:style style:name="P7" style:family="paragraph" style:parent-style-name="Standard">
      <style:text-properties officeooo:rsid="0037ef76" officeooo:paragraph-rsid="003b957b"/>
    </style:style>
    <style:style style:name="P8" style:family="paragraph" style:parent-style-name="Standard">
      <style:text-properties officeooo:rsid="0037ef76" officeooo:paragraph-rsid="003ff026"/>
    </style:style>
    <style:style style:name="P9" style:family="paragraph" style:parent-style-name="Standard">
      <style:text-properties officeooo:rsid="0037ef76" officeooo:paragraph-rsid="0041ed42"/>
    </style:style>
    <style:style style:name="P10" style:family="paragraph" style:parent-style-name="Standard">
      <style:text-properties officeooo:rsid="0037ef76" officeooo:paragraph-rsid="00482e55"/>
    </style:style>
    <style:style style:name="P11" style:family="paragraph" style:parent-style-name="Standard">
      <style:text-properties officeooo:rsid="00486fe7" officeooo:paragraph-rsid="00486fe7"/>
    </style:style>
    <style:style style:name="P12" style:family="paragraph" style:parent-style-name="Standard">
      <style:text-properties officeooo:rsid="004add53" officeooo:paragraph-rsid="004add53"/>
    </style:style>
    <style:style style:name="P13" style:family="paragraph" style:parent-style-name="Standard">
      <style:text-properties fo:font-weight="normal" officeooo:rsid="00476afd" officeooo:paragraph-rsid="00482e55" style:font-weight-asian="normal" style:font-weight-complex="normal"/>
    </style:style>
    <style:style style:name="P14" style:family="paragraph" style:parent-style-name="Standard">
      <style:text-properties officeooo:rsid="004add53" officeooo:paragraph-rsid="004add53"/>
    </style:style>
    <style:style style:name="P15" style:family="paragraph" style:parent-style-name="Standard">
      <style:text-properties officeooo:rsid="0051d0f7" officeooo:paragraph-rsid="0051d0f7"/>
    </style:style>
    <style:style style:name="P16" style:family="paragraph" style:parent-style-name="Standard">
      <style:text-properties officeooo:rsid="0051d0f7" officeooo:paragraph-rsid="005232d0"/>
    </style:style>
    <style:style style:name="T1" style:family="text">
      <style:text-properties officeooo:rsid="00302663"/>
    </style:style>
    <style:style style:name="T2" style:family="text">
      <style:text-properties officeooo:rsid="003707be"/>
    </style:style>
    <style:style style:name="T3" style:family="text">
      <style:text-properties officeooo:rsid="00379dcf"/>
    </style:style>
    <style:style style:name="T4" style:family="text">
      <style:text-properties officeooo:rsid="0038b7e7"/>
    </style:style>
    <style:style style:name="T5" style:family="text">
      <style:text-properties officeooo:rsid="003a5920"/>
    </style:style>
    <style:style style:name="T6" style:family="text">
      <style:text-properties officeooo:rsid="003b957b"/>
    </style:style>
    <style:style style:name="T7" style:family="text">
      <style:text-properties officeooo:rsid="003cc254"/>
    </style:style>
    <style:style style:name="T8" style:family="text">
      <style:text-properties officeooo:rsid="003e4a5b"/>
    </style:style>
    <style:style style:name="T9" style:family="text">
      <style:text-properties officeooo:rsid="0041ed42"/>
    </style:style>
    <style:style style:name="T10" style:family="text">
      <style:text-properties officeooo:rsid="0043b908"/>
    </style:style>
    <style:style style:name="T11" style:family="text">
      <style:text-properties fo:font-weight="bold" officeooo:rsid="003c5df8" style:font-weight-asian="bold" style:font-weight-complex="bold"/>
    </style:style>
    <style:style style:name="T12" style:family="text">
      <style:text-properties fo:font-weight="bold" officeooo:rsid="004331dc" style:font-weight-asian="bold" style:font-weight-complex="bold"/>
    </style:style>
    <style:style style:name="T13" style:family="text">
      <style:text-properties fo:font-weight="bold" officeooo:rsid="00476afd" style:font-weight-asian="bold" style:font-weight-complex="bold"/>
    </style:style>
    <style:style style:name="T14" style:family="text">
      <style:text-properties fo:font-weight="bold" officeooo:rsid="0047c67f" style:font-weight-asian="bold" style:font-weight-complex="bold"/>
    </style:style>
    <style:style style:name="T15" style:family="text">
      <style:text-properties fo:font-weight="bold" officeooo:rsid="004d3ce2" style:font-weight-asian="bold" style:font-weight-complex="bold"/>
    </style:style>
    <style:style style:name="T16" style:family="text">
      <style:text-properties officeooo:rsid="00476afd"/>
    </style:style>
    <style:style style:name="T17" style:family="text">
      <style:text-properties fo:font-weight="normal" officeooo:rsid="00476afd" style:font-weight-asian="normal" style:font-weight-complex="normal"/>
    </style:style>
    <style:style style:name="T18" style:family="text">
      <style:text-properties fo:font-weight="normal" officeooo:rsid="00482e55" style:font-weight-asian="normal" style:font-weight-complex="normal"/>
    </style:style>
    <style:style style:name="T19" style:family="text">
      <style:text-properties fo:font-weight="normal" officeooo:rsid="00485a0e" style:font-weight-asian="normal" style:font-weight-complex="normal"/>
    </style:style>
    <style:style style:name="T20" style:family="text">
      <style:text-properties fo:font-weight="normal" officeooo:rsid="004c5af5" style:font-weight-asian="normal" style:font-weight-complex="normal"/>
    </style:style>
    <style:style style:name="T21" style:family="text">
      <style:text-properties fo:font-weight="normal" officeooo:rsid="004d3ce2" style:font-weight-asian="normal" style:font-weight-complex="normal"/>
    </style:style>
    <style:style style:name="T22" style:family="text">
      <style:text-properties fo:font-weight="normal" officeooo:rsid="004fa0c3" style:font-weight-asian="normal" style:font-weight-complex="normal"/>
    </style:style>
    <style:style style:name="T23" style:family="text">
      <style:text-properties officeooo:rsid="004b98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Пользователи</text:p>
      <text:p text:style-name="P11">Клиенты</text:p>
      <text:p text:style-name="P11">Насосники</text:p>
      <text:p text:style-name="P11">Водители</text:p>
      <text:p text:style-name="P11">Поставщики</text:p>
      <text:p text:style-name="P1"/>
      <text:p text:style-name="P1"><text:span text:style-name="T2">+ </text:span>TmOutMessage→tm_invite — переделать</text:p>
      <text:p text:style-name="P1"><text:span text:style-name="T2">+ </text:span>остальные методы</text:p>
      <text:p text:style-name="P1"/>
      <text:p text:style-name="P4"><text:span text:style-name="T3">+</text:span><text:span text:style-name="T1">Chat_Controller</text:span>-&gt;<text:span text:style-name="T1">get_history</text:span>()</text:p>
      <text:p text:style-name="P1"/>
      <text:p text:style-name="P1"><text:span text:style-name="T3">+ </text:span>Notification.js все исправить</text:p>
      <text:p text:style-name="P1"/>
      <text:p text:style-name="P1"><text:span text:style-name="T3">+ </text:span>Control Telegram</text:p>
      <text:p text:style-name="P1"/>
      <text:p text:style-name="P1">ContactList_View — отправка приглашения незарегенным</text:p>
      <text:p text:style-name="P5">ПРОВЕРИТЬ</text:p>
      <text:p text:style-name="P1"/>
      <text:p text:style-name="P2">- Отправка сообщений из заявки</text:p>
      <text:p text:style-name="P6">Переделать все функции SQL sms_ <text:span text:style-name="T4">и места их вызова!!!</text:span></text:p>
      <text:p text:style-name="P7"><text:tab/><text:span text:style-name="T5">User_Controller.pwd_notify()</text:span></text:p>
      <text:p text:style-name="P7"><text:tab/><text:tab/><text:span text:style-name="T10">+ </text:span>sms_new_pwd<text:span text:style-name="T4">()</text:span></text:p>
      <text:p text:style-name="P6"><text:tab/><text:span text:style-name="T6">Order_Controller</text:span></text:p>
      <text:p text:style-name="P6"><text:tab/><text:tab/>sms_pump_order<text:span text:style-name="T6">() - </text:span><text:span text:style-name="T11">Не используется!</text:span></text:p>
      <text:p text:style-name="P8"><text:tab/><text:tab/>sms_pump_remind<text:span text:style-name="T7">() </text:span><text:span text:style-name="T8">functions/regl_pump_remind.php - </text:span><text:span text:style-name="T11">Не используется!</text:span></text:p>
      <text:p text:style-name="P9"><text:span text:style-name="T16"><text:tab/><text:tab/>+ </text:span>sms_client_thank<text:span text:style-name="T9">() <text:s/></text:span><text:span text:style-name="T8">functions/</text:span><text:span text:style-name="T9">client_thank.php — </text:span><text:span text:style-name="T12">ИСПОЛЬЗУЕТСЯ, </text:span><text:span text:style-name="T13">Проверить!</text:span></text:p>
      <text:p text:style-name="P9"><text:span text:style-name="T13"><text:tab/><text:tab/></text:span><text:span text:style-name="T14">Именно функции, а не view</text:span></text:p>
      <text:p text:style-name="P9"><text:span text:style-name="T13"><text:tab/><text:tab/></text:span><text:span text:style-name="T15">+ </text:span><text:span text:style-name="T17">sms_pump_order_del() → sms_pump_order_del_ct</text:span><text:span text:style-name="T19">()</text:span></text:p>
      <text:p text:style-name="P10"><text:span text:style-name="T17"><text:tab/><text:tab/></text:span><text:span text:style-name="T21">+ </text:span><text:span text:style-name="T17">sms_pump_order_</text:span><text:span text:style-name="T18">ins</text:span><text:span text:style-name="T17">()</text:span></text:p>
      <text:p text:style-name="P10"><text:span text:style-name="T17"><text:tab/><text:tab/></text:span><text:span text:style-name="T21">+ </text:span><text:span text:style-name="T17">sms_pump_order_</text:span><text:span text:style-name="T18">upd</text:span><text:span text:style-name="T17">()</text:span></text:p>
      <text:p text:style-name="P13"/>
      <text:p text:style-name="P10"><text:span text:style-name="T17"><text:tab/><text:tab/></text:span><text:span text:style-name="T22">+ </text:span><text:span text:style-name="T17">sms_pattern_user_phones_list</text:span><text:span text:style-name="T20">()</text:span></text:p>
      <text:p text:style-name="P2"/>
      <text:p text:style-name="P2">- Контроль зон, осталась старое СМС</text:p>
      <text:p text:style-name="P2"/>
      <text:p text:style-name="P3">-TelegramList как привязывать к контактам. Там по-старому</text:p>
      <text:p text:style-name="P3"/>
      <text:p text:style-name="P3">- Первый заход из TM,</text:p>
      <text:p text:style-name="P3"><text:tab/>- отправить запрос на телефон, если отдаст — зарегить автоматом</text:p>
      <text:p text:style-name="P3"><text:tab/>- зачитать фото из ТМ</text:p>
      <text:p text:style-name="P3"/>
      <text:p text:style-name="P3"/>
      <text:p text:style-name="P3"/>
      <text:p text:style-name="P12">Список заявок, отправка <text:span text:style-name="T23">(?)</text:span></text:p>
      <text:p text:style-name="P12">Список статусов авто, отправка сообщения водителю<text:span text:style-name="T23">(?)</text:span></text:p>
      <text:p text:style-name="P12"/>
      <text:p text:style-name="P12">********************</text:p>
      <text:p text:style-name="P15">ext_messages1</text:p>
      <text:p text:style-name="P16">notifications.ext_messages_trigger</text:p>
      <text:p text:style-name="P15">notifications.ext_messages_process()</text:p>
      <text:p text:style-name="P15">notifications.add_notificat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741cm" fo:margin-right="0.61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10:32:36.435353446</meta:creation-date>
    <meta:generator>LibreOffice/7.3.7.2$Linux_X86_64 LibreOffice_project/30$Build-2</meta:generator>
    <dc:date>2022-12-27T08:38:28.849914196</dc:date>
    <meta:editing-duration>P1DT15H24M2S</meta:editing-duration>
    <meta:editing-cycles>67</meta:editing-cycles>
    <meta:document-statistic meta:table-count="0" meta:image-count="0" meta:object-count="0" meta:page-count="1" meta:paragraph-count="37" meta:word-count="118" meta:character-count="1140" meta:non-whitespace-character-count="1032"/>
  </office:meta>
</office:document-meta>
</file>